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da217" officeooo:paragraph-rsid="000da217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da217" officeooo:paragraph-rsid="000da217" style:font-weight-asian="normal" style:font-weight-complex="normal"/>
    </style:style>
    <style:style style:name="P3" style:family="paragraph" style:parent-style-name="Standard">
      <style:text-properties style:text-underline-style="none" fo:font-weight="bold" officeooo:rsid="000da217" officeooo:paragraph-rsid="000da21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6 – notes</text:p>
      <text:p text:style-name="P1"/>
      <text:p text:style-name="P2">// a simple expression grammar</text:p>
      <text:p text:style-name="P2"/>
      <text:p text:style-name="P3">Expression:</text:p>
      <text:p text:style-name="P3"><text:tab/>Term</text:p>
      <text:p text:style-name="P3"><text:tab/>Expression “+” Term<text:tab/><text:tab/><text:span text:style-name="T1">// addition</text:span></text:p>
      <text:p text:style-name="P3"><text:span text:style-name="T1"><text:tab/></text:span>Expression “-” Term<text:tab/><text:tab/><text:tab/><text:span text:style-name="T1">// subtraction</text:span></text:p>
      <text:p text:style-name="P3">Term:</text:p>
      <text:p text:style-name="P3"><text:tab/>Primary</text:p>
      <text:p text:style-name="P3"><text:tab/>Term “*” Primary<text:tab/><text:tab/><text:tab/><text:span text:style-name="T1">// multiplication</text:span></text:p>
      <text:p text:style-name="P3"><text:span text:style-name="T1"><text:tab/></text:span>Term “/” Primary<text:tab/><text:tab/><text:tab/><text:span text:style-name="T1">// division</text:span></text:p>
      <text:p text:style-name="P3"><text:span text:style-name="T1"><text:tab/></text:span>Term “%” Primary<text:tab/><text:tab/><text:tab/><text:span text:style-name="T1">// remainder (modulo)</text:span></text:p>
      <text:p text:style-name="P3">Primary:</text:p>
      <text:p text:style-name="P3"><text:tab/>Number</text:p>
      <text:p text:style-name="P3"><text:tab/>“(“ Expression “)”<text:tab/><text:tab/><text:tab/><text:span text:style-name="T1">// grouping</text:span></text:p>
      <text:p text:style-name="P3">Number:</text:p>
      <text:p text:style-name="P3"><text:tab/>floating-point-liter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0:16:23.786551579</meta:creation-date>
    <dc:date>2018-03-14T20:21:09.218872332</dc:date>
    <meta:editing-duration>PT4M46S</meta:editing-duration>
    <meta:editing-cycles>1</meta:editing-cycles>
    <meta:document-statistic meta:table-count="0" meta:image-count="0" meta:object-count="0" meta:page-count="1" meta:paragraph-count="16" meta:word-count="47" meta:character-count="333" meta:non-whitespace-character-count="280"/>
    <meta:generator>LibreOffice/5.1.6.2$Linux_X86_64 LibreOffice_project/10m0$Build-2</meta:generator>
  </office:meta>
</office:document-meta>
</file>